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d6934" officeooo:paragraph-rsid="00046744"/>
    </style:style>
    <style:style style:name="P2" style:family="paragraph" style:parent-style-name="Text_20_body">
      <style:text-properties officeooo:rsid="00046744" officeooo:paragraph-rsid="00046744"/>
    </style:style>
    <style:style style:name="P3" style:family="paragraph" style:parent-style-name="Standard">
      <style:text-properties style:use-window-font-color="true" fo:font-size="10pt" fo:language="de" fo:country="AT" officeooo:paragraph-rsid="00046744" style:font-name-asian="Times New Roman" style:font-size-asian="10pt" style:font-name-complex="Times New Roman" style:font-size-complex="10pt" style:language-complex="ar" style:country-complex="SA"/>
    </style:style>
    <style:style style:name="P4" style:family="paragraph" style:parent-style-name="Standard">
      <style:text-properties officeooo:paragraph-rsid="00046744"/>
    </style:style>
    <style:style style:name="P5" style:family="paragraph" style:parent-style-name="code">
      <style:text-properties officeooo:paragraph-rsid="00046744"/>
    </style:style>
    <style:style style:name="P6" style:family="paragraph" style:parent-style-name="Text_20_body" style:list-style-name="L1">
      <style:text-properties officeooo:rsid="000d6934" officeooo:paragraph-rsid="00046744"/>
    </style:style>
    <style:style style:name="P7" style:family="paragraph" style:parent-style-name="Text_20_body" style:list-style-name="L1">
      <style:text-properties officeooo:rsid="00136db4" officeooo:paragraph-rsid="00046744"/>
    </style:style>
    <style:style style:name="P8" style:family="paragraph" style:parent-style-name="Text_20_body">
      <style:text-properties officeooo:paragraph-rsid="0004b7c0"/>
    </style:style>
    <style:style style:name="P9" style:family="paragraph" style:parent-style-name="Heading_20_3">
      <style:text-properties officeooo:paragraph-rsid="00046744"/>
    </style:style>
    <style:style style:name="P10" style:family="paragraph" style:parent-style-name="Heading_20_3">
      <style:text-properties officeooo:rsid="0009c8bb" officeooo:paragraph-rsid="00046744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normal" officeooo:rsid="00045c2f" style:font-style-asian="normal" style:font-style-complex="normal"/>
    </style:style>
    <style:style style:name="T2" style:family="text">
      <style:text-properties fo:font-style="normal" officeooo:rsid="00136db4" style:font-style-asian="normal" style:font-style-complex="normal"/>
    </style:style>
    <style:style style:name="T3" style:family="text">
      <style:text-properties fo:font-style="normal" officeooo:rsid="0004b7c0" style:font-style-asian="normal" style:font-style-complex="normal"/>
    </style:style>
    <style:style style:name="T4" style:family="text">
      <style:text-properties fo:language="de" fo:country="AT"/>
    </style:style>
    <style:style style:name="T5" style:family="text">
      <style:text-properties fo:language="de" fo:country="AT" style:font-weight-asian="bold"/>
    </style:style>
    <style:style style:name="T6" style:family="text">
      <style:text-properties fo:language="de" fo:country="AT" officeooo:rsid="0004b7c0"/>
    </style:style>
    <style:style style:name="T7" style:family="text">
      <style:text-properties style:use-window-font-color="true" fo:font-size="10pt" fo:language="de" fo:country="AT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officeooo:rsid="0007c5bd"/>
    </style:style>
    <style:style style:name="T9" style:family="text">
      <style:text-properties officeooo:rsid="0009c8bb"/>
    </style:style>
    <style:style style:name="T10" style:family="text">
      <style:text-properties officeooo:rsid="000d6934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draw:ole-draw-aspect="1" draw:visible-area-top="0cm" draw:visible-area-width="9.006cm" draw:visible-area-height="4.009cm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1"><text:a xlink:type="simple" xlink:href="#__RefHeading___Toc3036_174705529" text:style-name="Internet_20_link" text:visited-style-name="Internet_20_link">1. <text:s/></text:a>RDP-Aufgabe: BEZEICHNER<text:tab/>1</text:p>
          <text:p text:style-name="P12"><text:a xlink:type="simple" xlink:href="#__RefHeading__175_2020277425" text:style-name="Internet_20_link" text:visited-style-name="Internet_20_link">1.1.1. <text:s/></text:a>Aufgabe: Zustandsdiagramm: bezeichner.jff (Akzeptor, Finite Automation)<text:tab/>1</text:p>
          <text:p text:style-name="P12"><text:a xlink:type="simple" xlink:href="#__RefHeading__2005_1114349896" text:style-name="Internet_20_link" text:visited-style-name="Internet_20_link">1.1.2. <text:s/></text:a>Aufgabe: Programm: bezeichner.c<text:tab/>1</text:p>
        </text:index-body>
      </text:table-of-content>
      <text:h text:style-name="Heading_20_1" text:outline-level="1"><text:bookmark-start text:name="__RefHeading___Toc3036_174705529"/><text:span text:style-name="Citation"><text:span text:style-name="T2">RDP-Aufgabe: </text:span></text:span><text:span text:style-name="Citation"><text:span text:style-name="T1">BEZEICHNER</text:span></text:span><text:bookmark-end text:name="__RefHeading___Toc3036_174705529"/></text:h>
      <text:p text:style-name="P4"><text:span text:style-name="luecke"><text:span text:style-name="T5">Bezeichner</text:span></text:span><text:span text:style-name="T4"> sind vom Programmierer gewählte Namen für Variablen bzw. Konstante. Im fol</text:span><text:span text:style-name="T6">g.</text:span><text:span text:style-name="T4"> sehen Sie ein Syntaxdiagramm, das genau definiert, was ein gültiger Bezeichner in C ist.</text:span></text:p>
      <text:p text:style-name="P3"/>
      <text:p text:style-name="P4"><text:span text:style-name="Citation"><text:span text:style-name="T1">Bezeichner in C:</text:span></text:span></text:p>
      <text:p text:style-name="P4">- Beginnen mit _ oder Buchstaben</text:p>
      <text:p text:style-name="P4">- Folgen können 0 oder mehrere _ oder Buchstaben oder Ziffern.</text:p>
      <text:p text:style-name="P3"/>
      <text:p text:style-name="P4"><draw:frame draw:style-name="fr1" draw:name="Objekt1" text:anchor-type="as-char" svg:width="7.908cm" svg:height="3.505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Syntaxdiagramm: C-Bezeichner</text:p>
      <text:p text:style-name="P3"/>
      <text:p text:style-name="P5"><text:span text:style-name="T7">Beispiele:</text:span><text:line-break/>_123<text:tab/><text:tab/>gültig</text:p>
      <text:p text:style-name="P5">12<text:tab/><text:tab/>nicht gültig</text:p>
      <text:p text:style-name="P5">b123<text:tab/><text:tab/>gültig</text:p>
      <text:p text:style-name="P5">hotel*3<text:tab/>nicht gültig</text:p>
      <text:p text:style-name="P4"/>
      <text:h text:style-name="P9" text:outline-level="3"><text:bookmark-start text:name="__RefHeading__175_2020277425"/><text:span text:style-name="T8">Aufgabe: Z</text:span>ustandsdiagramm: <text:span text:style-name="T9">bezeichner.jff (Akzeptor, Finite Automation)</text:span><text:bookmark-end text:name="__RefHeading__175_2020277425"/></text:h>
      <text:list xml:id="list2174304900" text:style-name="L1">
        <text:list-item>
          <text:p text:style-name="P6">Für Ziffern verwenden Sie das Zeichen '1'</text:p>
        </text:list-item>
        <text:list-item>
          <text:p text:style-name="P6">Für Buchstaben verwenden Sie das Zeichen 'x'</text:p>
        </text:list-item>
        <text:list-item>
          <text:p text:style-name="P7">Als Endezeichen verwenden Sie das Zeichen <text:span text:style-name="T10">';'</text:span></text:p>
        </text:list-item>
      </text:list>
      <text:p text:style-name="P1"/>
      <text:p text:style-name="P2">Testen Sie z.B. mit folg. Input: <text:s/><text:span text:style-name="T11">bezeichner-input.txt</text:span></text:p>
      <text:p text:style-name="P2">_111;</text:p>
      <text:p text:style-name="P2">11;</text:p>
      <text:p text:style-name="P2">x111;</text:p>
      <text:p text:style-name="P2">xxxxxx*1;</text:p>
      <text:p text:style-name="P2">_;</text:p>
      <text:p text:style-name="P2">_xx_11;</text:p>
      <text:p text:style-name="P2">xxx_111;</text:p>
      <text:h text:style-name="P10" text:outline-level="3"><text:bookmark-start text:name="__RefHeading__2005_1114349896"/>Aufgabe: Programm: bezeichner.c<text:bookmark-end text:name="__RefHeading__2005_1114349896"/></text:h>
      <text:p text:style-name="P8"><text:span text:style-name="Citation"><text:span text:style-name="T3">Programmieren Sie das Programm bezeichner.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RDP-AUFGABE-bezeichner-akzeptor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creation-date>2017-11-02T23:34:03.950243532</meta:creation-date>
    <meta:editing-cycles>3</meta:editing-cycles>
    <meta:editing-duration>PT11M24S</meta:editing-duration>
    <dc:date>2019-08-19T19:50:45.878569443</dc:date>
    <meta:document-statistic meta:table-count="0" meta:image-count="0" meta:object-count="1" meta:page-count="1" meta:paragraph-count="31" meta:word-count="139" meta:character-count="1039" meta:non-whitespace-character-count="92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htl/ab/meineVorlagen/arbeitsunterlage.ott" meta:date="2017-11-02T23:34:03.666026976"/>
  </office:meta>
</office:document-meta>
</file>